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l" fo:country="GR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Κλάση <text:span text:style-name="T1">DatabaseElement</text:span></text:p>
      <text:p text:style-name="P1"><text:span text:style-name="T1"/></text:p>
      <text:p text:style-name="P2"><text:span text:style-name="T1"><text:tab/>H </text:span>κλάση αποτελείται από 4 <text:span text:style-name="T1">public </text:span>μεταβλητές τύπου <text:span text:style-name="T1">String </text:span>και έναν <text:span text:style-name="T1">constructor </text:span>με όρισμα ένα <text:span text:style-name="T1">String.</text:span></text:p>
      <text:p text:style-name="P2"><text:span text:style-name="T1"><text:tab/></text:span>Κατά την δημιουργία του αντικειμένου, η κλάση σπάει, μέσω της <text:span text:style-name="T1">split, </text:span>σε 4 μικρότερα <text:span text:style-name="T1">Strings, </text:span>που ο <text:span text:style-name="T1">constructor </text:span>τα αναθέτει στις αντίστοιχες μεταβλητές της κλάσης.</text:p>
      <text:p text:style-name="P2"/>
      <text:p text:style-name="P1">Κλάση <text:span text:style-name="T1">DatabaseConnection</text:span></text:p>
      <text:p text:style-name="P1"><text:span text:style-name="T1"/></text:p>
      <text:p text:style-name="P2"><text:span text:style-name="T1"><text:tab/>H </text:span>κλάση διαχειρίζεται την σύνδεση με την βάση δεδομένων <text:span text:style-name="T1">SQL </text:span>και έχει <text:span text:style-name="T1">3 static </text:span>μεταβλητές τύπου <text:span text:style-name="T1">String </text:span>και μία υποκλάση <text:span text:style-name="T1">connect, </text:span>η οποία, για τιμές των τριών προηγούμενων <text:span text:style-name="T1">strings, </text:span>συνδέεται στην βάση δεδομένων και εισάγει τα 4 <text:span text:style-name="T1">Strings </text:span>της <text:span text:style-name="T1">DatabaseElement </text:span>μέσα στην βάσ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7S</meta:editing-duration>
    <meta:editing-cycles>3</meta:editing-cycles>
    <meta:generator>OpenOffice/4.1.5$Win32 OpenOffice.org_project/415m1$Build-9789</meta:generator>
    <dc:date>2019-02-17T21:48:47.20</dc:date>
    <meta:document-statistic meta:table-count="0" meta:image-count="0" meta:object-count="0" meta:page-count="1" meta:paragraph-count="5" meta:word-count="88" meta:character-count="578"/>
    <meta:user-defined meta:name="Info 1"/>
    <meta:user-defined meta:name="Info 2"/>
    <meta:user-defined meta:name="Info 3"/>
    <meta:user-defined meta:name="Info 4"/>
  </office:meta>
</office:document-meta>
</file>